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4pt" style:font-name-asian="TimesNewRomanPSMT" style:font-size-asian="14pt" style:font-name-complex="TimesNewRomanPSMT" style:font-size-complex="14pt"/>
    </style:style>
    <style:style style:name="P2" style:family="paragraph" style:parent-style-name="Standard">
      <style:paragraph-properties fo:text-align="start" style:justify-single-word="false" style:text-autospace="none"/>
      <style:text-properties fo:color="#000000" style:font-name="Times New Roman" fo:font-size="14pt" style:font-name-asian="TimesNewRomanPSMT" style:font-size-asian="14pt" style:font-name-complex="TimesNewRomanPSM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ann Teddy ROPAUL<text:tab/><text:tab/><text:tab/><text:tab/><text:tab/><text:tab/><text:tab/> <text:s text:c="3"/>Stéphane Doncieux</text:p>
      <text:p text:style-name="P1">06 place docteur Yersin <text:tab/><text:tab/><text:tab/><text:tab/><text:tab/><text:tab/><text:tab/> ISIR, <text:s/>4 place Jussieu</text:p>
      <text:p text:style-name="P1">75013 Paris<text:tab/><text:tab/><text:tab/><text:tab/><text:tab/><text:tab/><text:tab/><text:tab/><text:tab/><text:tab/> <text:s text:c="5"/>75005 Paris</text:p>
      <text:p text:style-name="P1">07 86 39 60 47<text:tab/><text:tab/><text:tab/><text:tab/><text:tab/><text:tab/><text:tab/>stephane.doncieux@upmc.fr</text:p>
      <text:p text:style-name="P1">yannteddy.ropaul@gmail.com</text:p>
      <text:p text:style-name="P1"/>
      <text:p text:style-name="P1"/>
      <text:p text:style-name="P1"/>
      <text:p text:style-name="P1"/>
      <text:p text:style-name="P1"/>
      <text:p text:style-name="P1">Monsieur,</text:p>
      <text:p text:style-name="P1"/>
      <text:p text:style-name="P1"/>
      <text:p text:style-name="P1">L'ISIR est le plus grand et l'un des plus prestigieux laboratoire de robotique en France. Néanmoins ce n'est pas pour son prestige mais pour ses voies de recherche que je suis intéressé par ce laboratoire et plus précisément par le département AMAC. Intéressé par la recherche en robotique, je me permet de vous contacter.</text:p>
      <text:p text:style-name="P1"/>
      <text:p text:style-name="P1">Actuellement étudiant en master 2 <text:s/>d'informatique dans la spécialité ANDROIDE à l'université Pierre et Marie Curie, anciennement à l'école d'ingénieurs polytech'UPMC , j'ai acquis le goût de l’excellence dans les études au sein de ces formations et souhaite ardemment poursuivre une thèse de doctorat en robotique. J'ai pu confirmer ce souhait professionnel en effectuant deux stages de recherche. Pour toutes ces raisons, je souhaite effectuer un stage au sein de l'équipe de robotique évolutionniste.</text:p>
      <text:p text:style-name="P1"/>
      <text:p text:style-name="P1">Ayant suivis des cours utilisant le machine learning, notamment pour le traitement automatique des langues, j'ai une bonne connaissance des algorithmes utilisé dans ce domaine. De plus, ayant participé à de nombreux projets utilisant les notions de programmation objets, notamment en java, python et C++, ce paradigme ne sera pas un problème pour moi.</text:p>
      <text:p text:style-name="P1"/>
      <text:p text:style-name="P1">Conscient qu'un mail seul ne peut refléter toute l'étendue de ma motivation,</text:p>
      <text:p text:style-name="P1">j'aimerais vous entretenir de mon projet professionnel au cours d'un entretien à votre</text:p>
      <text:p text:style-name="P1">convenance. Dans cette attente, je vous prie d'agréer, Monsieur,</text:p>
      <text:p text:style-name="P1">l'expression de mes salutations distingu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21:33:05.88</meta:creation-date>
    <dc:date>2015-10-06T15:47:13.52</dc:date>
    <meta:editing-duration>P3DT16H12M56S</meta:editing-duration>
    <meta:editing-cycles>11</meta:editing-cycles>
    <meta:generator>OpenOffice/4.0.0$Win32 OpenOffice.org_project/400m3$Build-9702</meta:generator>
    <meta:document-statistic meta:table-count="0" meta:image-count="0" meta:object-count="0" meta:page-count="1" meta:paragraph-count="13" meta:word-count="246" meta:character-count="1663"/>
  </office:meta>
</office:document-meta>
</file>